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4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19:50 1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696" calcext:value-type="float">
            <text:p>899,969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table:formula="of:=AVERAGE([.C2:.C2010])" office:value-type="float" office:value="2902.29399585921" calcext:value-type="float">
            <text:p>2902,2939958592</text:p>
          </table:table-cell>
          <table:table-cell table:formula="of:=AVERAGE([.D2:.D2010])" office:value-type="float" office:value="1271.83229813665" calcext:value-type="float">
            <text:p>1271,8322981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7246" calcext:value-type="float">
            <text:p>999,9724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table:formula="of:=COM.MICROSOFT.STDEV.P([.C2:.C2010])" office:value-type="float" office:value="17.4161256865464" calcext:value-type="float">
            <text:p>17,4161256865</text:p>
          </table:table-cell>
          <table:table-cell table:formula="of:=COM.MICROSOFT.STDEV.P([.D2:.D2010])" office:value-type="float" office:value="14.9229502234918" calcext:value-type="float">
            <text:p>14,9229502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6998" calcext:value-type="float">
            <text:p>1099,9699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7156" calcext:value-type="float">
            <text:p>1199,97156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8316" calcext:value-type="float">
            <text:p>1299,98316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6152" calcext:value-type="float">
            <text:p>1399,9615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7434" calcext:value-type="float">
            <text:p>1499,97434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7488" calcext:value-type="float">
            <text:p>1599,97488</text:p>
          </table:table-cell>
          <table:table-cell office:value-type="float" office:value="2901" calcext:value-type="float">
            <text:p>2901</text:p>
          </table:table-cell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9952" calcext:value-type="float">
            <text:p>1699,99952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7184" calcext:value-type="float">
            <text:p>1799,97184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294" calcext:value-type="float">
            <text:p>1899,9929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6648" calcext:value-type="float">
            <text:p>1999,966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9468" calcext:value-type="float">
            <text:p>2099,9946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7642" calcext:value-type="float">
            <text:p>2199,9764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7014" calcext:value-type="float">
            <text:p>2299,9701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8862" calcext:value-type="float">
            <text:p>2399,9886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7476" calcext:value-type="float">
            <text:p>2499,9747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0368" calcext:value-type="float">
            <text:p>2600,0036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1608" calcext:value-type="float">
            <text:p>2700,0160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717" calcext:value-type="float">
            <text:p>2799,9717</text:p>
          </table:table-cell>
          <table:table-cell office:value-type="float" office:value="2901" calcext:value-type="float">
            <text:p>2901</text:p>
          </table:table-cell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458" calcext:value-type="float">
            <text:p>2899,99458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651" calcext:value-type="float">
            <text:p>2999,9651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0032" calcext:value-type="float">
            <text:p>3100,00032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204" calcext:value-type="float">
            <text:p>3200,020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99.9745" calcext:value-type="float">
            <text:p>3299,9745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6712" calcext:value-type="float">
            <text:p>3399,96712</text:p>
          </table:table-cell>
          <table:table-cell office:value-type="float" office:value="2901" calcext:value-type="float">
            <text:p>2901</text:p>
          </table:table-cell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8492" calcext:value-type="float">
            <text:p>3499,9849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3418" calcext:value-type="float">
            <text:p>3600,0341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8168" calcext:value-type="float">
            <text:p>3699,9816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3074" calcext:value-type="float">
            <text:p>3800,0307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6748" calcext:value-type="float">
            <text:p>3899,967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722" calcext:value-type="float">
            <text:p>3999,972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4766" calcext:value-type="float">
            <text:p>4100,04766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6086" calcext:value-type="float">
            <text:p>4199,96086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7324" calcext:value-type="float">
            <text:p>4299,97324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6436" calcext:value-type="float">
            <text:p>4399,96436</text:p>
          </table:table-cell>
          <table:table-cell office:value-type="float" office:value="2901" calcext:value-type="float">
            <text:p>2901</text:p>
          </table:table-cell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6148" calcext:value-type="float">
            <text:p>4500,061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6932" calcext:value-type="float">
            <text:p>4599,9693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8024" calcext:value-type="float">
            <text:p>4699,98024</text:p>
          </table:table-cell>
          <table:table-cell office:value-type="float" office:value="2927" calcext:value-type="float">
            <text:p>2927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708" calcext:value-type="float">
            <text:p>4799,9708</text:p>
          </table:table-cell>
          <table:table-cell office:value-type="float" office:value="3077" calcext:value-type="float">
            <text:p>3077</text:p>
          </table:table-cell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7762" calcext:value-type="float">
            <text:p>4899,97762</text:p>
          </table:table-cell>
          <table:table-cell office:value-type="float" office:value="3234" calcext:value-type="float">
            <text:p>3234</text:p>
          </table:table-cell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7618" calcext:value-type="float">
            <text:p>4999,97618</text:p>
          </table:table-cell>
          <table:table-cell office:value-type="float" office:value="2965" calcext:value-type="float">
            <text:p>2965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7318" calcext:value-type="float">
            <text:p>5099,9731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99.99056" calcext:value-type="float">
            <text:p>5199,9905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7366" calcext:value-type="float">
            <text:p>5299,97366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9196" calcext:value-type="float">
            <text:p>5399,9919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6724" calcext:value-type="float">
            <text:p>5499,96724</text:p>
          </table:table-cell>
          <table:table-cell office:value-type="float" office:value="2901" calcext:value-type="float">
            <text:p>2901</text:p>
          </table:table-cell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8994" calcext:value-type="float">
            <text:p>5599,98994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6852" calcext:value-type="float">
            <text:p>5699,9685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651" calcext:value-type="float">
            <text:p>5799,9651</text:p>
          </table:table-cell>
          <table:table-cell office:value-type="float" office:value="2901" calcext:value-type="float">
            <text:p>2901</text:p>
          </table:table-cell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9406" calcext:value-type="float">
            <text:p>5899,99406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704" calcext:value-type="float">
            <text:p>5999,970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9068" calcext:value-type="float">
            <text:p>6099,9906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757" calcext:value-type="float">
            <text:p>6199,9757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75" calcext:value-type="float">
            <text:p>6299,975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7084" calcext:value-type="float">
            <text:p>6399,97084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7224" calcext:value-type="float">
            <text:p>6499,9722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3998" calcext:value-type="float">
            <text:p>6600,0399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6626" calcext:value-type="float">
            <text:p>6699,96626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6838" calcext:value-type="float">
            <text:p>6799,9683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6604" calcext:value-type="float">
            <text:p>6899,9660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7988" calcext:value-type="float">
            <text:p>6999,97988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9792" calcext:value-type="float">
            <text:p>7099,99792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169" calcext:value-type="float">
            <text:p>7200,0169</text:p>
          </table:table-cell>
          <table:table-cell office:value-type="float" office:value="2901" calcext:value-type="float">
            <text:p>2901</text:p>
          </table:table-cell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132" calcext:value-type="float">
            <text:p>7299,99132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7716" calcext:value-type="float">
            <text:p>7399,9771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7504" calcext:value-type="float">
            <text:p>7499,9750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7022" calcext:value-type="float">
            <text:p>7599,9702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7352" calcext:value-type="float">
            <text:p>7699,9735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7442" calcext:value-type="float">
            <text:p>7799,9744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7956" calcext:value-type="float">
            <text:p>7899,97956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42" calcext:value-type="float">
            <text:p>7999,9942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7736" calcext:value-type="float">
            <text:p>8099,9773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894" calcext:value-type="float">
            <text:p>8199,98894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7132" calcext:value-type="float">
            <text:p>8299,9713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1574" calcext:value-type="float">
            <text:p>8400,01574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936" calcext:value-type="float">
            <text:p>8499,9893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69" calcext:value-type="float">
            <text:p>8599,969</text:p>
          </table:table-cell>
          <table:table-cell office:value-type="float" office:value="2901" calcext:value-type="float">
            <text:p>2901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7022" calcext:value-type="float">
            <text:p>8699,97022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8042" calcext:value-type="float">
            <text:p>8799,9804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8212" calcext:value-type="float">
            <text:p>8899,98212</text:p>
          </table:table-cell>
          <table:table-cell office:value-type="float" office:value="2901" calcext:value-type="float">
            <text:p>2901</text:p>
          </table:table-cell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999.98944" calcext:value-type="float">
            <text:p>8999,98944</text:p>
          </table:table-cell>
          <table:table-cell office:value-type="float" office:value="2901" calcext:value-type="float">
            <text:p>2901</text:p>
          </table:table-cell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7634" calcext:value-type="float">
            <text:p>9099,9763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017" calcext:value-type="float">
            <text:p>9200,0017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6466" calcext:value-type="float">
            <text:p>9299,96466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6992" calcext:value-type="float">
            <text:p>9399,96992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499.97002" calcext:value-type="float">
            <text:p>9499,9700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6886" calcext:value-type="float">
            <text:p>9599,9688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7028" calcext:value-type="float">
            <text:p>9699,9702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6746" calcext:value-type="float">
            <text:p>9799,96746</text:p>
          </table:table-cell>
          <table:table-cell office:value-type="float" office:value="2901" calcext:value-type="float">
            <text:p>2901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8676" calcext:value-type="float">
            <text:p>9899,98676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394" calcext:value-type="float">
            <text:p>9999,9839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7824" calcext:value-type="float">
            <text:p>10099,9782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6486" calcext:value-type="float">
            <text:p>10199,9648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8098" calcext:value-type="float">
            <text:p>10299,98098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8092" calcext:value-type="float">
            <text:p>10399,98092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7234" calcext:value-type="float">
            <text:p>10499,9723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7006" calcext:value-type="float">
            <text:p>10599,9700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7536" calcext:value-type="float">
            <text:p>10700,0753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6778" calcext:value-type="float">
            <text:p>10799,9677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6478" calcext:value-type="float">
            <text:p>10899,96478</text:p>
          </table:table-cell>
          <table:table-cell office:value-type="float" office:value="2901" calcext:value-type="float">
            <text:p>2901</text:p>
          </table:table-cell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6506" calcext:value-type="float">
            <text:p>10999,9650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5894" calcext:value-type="float">
            <text:p>11100,05894</text:p>
          </table:table-cell>
          <table:table-cell office:value-type="float" office:value="2901" calcext:value-type="float">
            <text:p>2901</text:p>
          </table:table-cell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7608" calcext:value-type="float">
            <text:p>11199,9760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5968" calcext:value-type="float">
            <text:p>11300,0596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7042" calcext:value-type="float">
            <text:p>11399,97042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7106" calcext:value-type="float">
            <text:p>11499,97106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7666" calcext:value-type="float">
            <text:p>11599,9766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7334" calcext:value-type="float">
            <text:p>11699,97334</text:p>
          </table:table-cell>
          <table:table-cell office:value-type="float" office:value="2901" calcext:value-type="float">
            <text:p>2901</text:p>
          </table:table-cell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9154" calcext:value-type="float">
            <text:p>11799,9915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3548" calcext:value-type="float">
            <text:p>11900,0354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99.9729" calcext:value-type="float">
            <text:p>11999,9729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831" calcext:value-type="float">
            <text:p>12099,9831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7378" calcext:value-type="float">
            <text:p>12199,97378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688" calcext:value-type="float">
            <text:p>12299,968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634" calcext:value-type="float">
            <text:p>12399,963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4278" calcext:value-type="float">
            <text:p>12500,04278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691" calcext:value-type="float">
            <text:p>12599,9691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2166" calcext:value-type="float">
            <text:p>12700,02166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6622" calcext:value-type="float">
            <text:p>12799,96622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6768" calcext:value-type="float">
            <text:p>12899,96768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999" calcext:value-type="float">
            <text:p>12999,9999</text:p>
          </table:table-cell>
          <table:table-cell office:value-type="float" office:value="2901" calcext:value-type="float">
            <text:p>2901</text:p>
          </table:table-cell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916" calcext:value-type="float">
            <text:p>13099,991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3318" calcext:value-type="float">
            <text:p>13200,03318</text:p>
          </table:table-cell>
          <table:table-cell office:value-type="float" office:value="2901" calcext:value-type="float">
            <text:p>2901</text:p>
          </table:table-cell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7756" calcext:value-type="float">
            <text:p>13299,9775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7172" calcext:value-type="float">
            <text:p>13399,97172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7418" calcext:value-type="float">
            <text:p>13499,9741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7968" calcext:value-type="float">
            <text:p>13599,9796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9504" calcext:value-type="float">
            <text:p>13699,9950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6268" calcext:value-type="float">
            <text:p>13799,96268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899.97756" calcext:value-type="float">
            <text:p>13899,9775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7042" calcext:value-type="float">
            <text:p>13999,97042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7504" calcext:value-type="float">
            <text:p>14099,97504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0432" calcext:value-type="float">
            <text:p>14200,0043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806" calcext:value-type="float">
            <text:p>14299,9806</text:p>
          </table:table-cell>
          <table:table-cell office:value-type="float" office:value="2901" calcext:value-type="float">
            <text:p>2901</text:p>
          </table:table-cell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9312" calcext:value-type="float">
            <text:p>14399,9931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7668" calcext:value-type="float">
            <text:p>14499,97668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0914" calcext:value-type="float">
            <text:p>14600,00914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6152" calcext:value-type="float">
            <text:p>14699,96152</text:p>
          </table:table-cell>
          <table:table-cell office:value-type="float" office:value="2901" calcext:value-type="float">
            <text:p>2901</text:p>
          </table:table-cell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0604" calcext:value-type="float">
            <text:p>14800,0060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6598" calcext:value-type="float">
            <text:p>14899,9659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6384" calcext:value-type="float">
            <text:p>14999,9638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9608" calcext:value-type="float">
            <text:p>15099,99608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8368" calcext:value-type="float">
            <text:p>15199,9836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0602" calcext:value-type="float">
            <text:p>15300,00602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9312" calcext:value-type="float">
            <text:p>15399,9931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6654" calcext:value-type="float">
            <text:p>15499,96654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8366" calcext:value-type="float">
            <text:p>15599,983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7712" calcext:value-type="float">
            <text:p>15699,9771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966" calcext:value-type="float">
            <text:p>15799,99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7224" calcext:value-type="float">
            <text:p>15899,97224</text:p>
          </table:table-cell>
          <table:table-cell office:value-type="float" office:value="2901" calcext:value-type="float">
            <text:p>2901</text:p>
          </table:table-cell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0722" calcext:value-type="float">
            <text:p>16000,00722</text:p>
          </table:table-cell>
          <table:table-cell office:value-type="float" office:value="2901" calcext:value-type="float">
            <text:p>2901</text:p>
          </table:table-cell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0806" calcext:value-type="float">
            <text:p>16100,0080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0732" calcext:value-type="float">
            <text:p>16200,00732</text:p>
          </table:table-cell>
          <table:table-cell office:value-type="float" office:value="2901" calcext:value-type="float">
            <text:p>2901</text:p>
          </table:table-cell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8962" calcext:value-type="float">
            <text:p>16299,9896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697" calcext:value-type="float">
            <text:p>16399,9697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77" calcext:value-type="float">
            <text:p>16499,977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7526" calcext:value-type="float">
            <text:p>16599,97526</text:p>
          </table:table-cell>
          <table:table-cell office:value-type="float" office:value="2901" calcext:value-type="float">
            <text:p>2901</text:p>
          </table:table-cell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99.9611" calcext:value-type="float">
            <text:p>16699,9611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3244" calcext:value-type="float">
            <text:p>16800,0324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7896" calcext:value-type="float">
            <text:p>16899,9789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422" calcext:value-type="float">
            <text:p>17000,00422</text:p>
          </table:table-cell>
          <table:table-cell office:value-type="float" office:value="2901" calcext:value-type="float">
            <text:p>2901</text:p>
          </table:table-cell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781" calcext:value-type="float">
            <text:p>17099,9781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6474" calcext:value-type="float">
            <text:p>17199,96474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7092" calcext:value-type="float">
            <text:p>17299,97092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6782" calcext:value-type="float">
            <text:p>17399,96782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03" calcext:value-type="float">
            <text:p>17499,9903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7508" calcext:value-type="float">
            <text:p>17599,9750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937" calcext:value-type="float">
            <text:p>17699,9937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6716" calcext:value-type="float">
            <text:p>17799,9671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926" calcext:value-type="float">
            <text:p>17899,992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048" calcext:value-type="float">
            <text:p>18000,01048</text:p>
          </table:table-cell>
          <table:table-cell office:value-type="float" office:value="2901" calcext:value-type="float">
            <text:p>2901</text:p>
          </table:table-cell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7214" calcext:value-type="float">
            <text:p>18099,97214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7206" calcext:value-type="float">
            <text:p>18199,9720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7128" calcext:value-type="float">
            <text:p>18299,9712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276" calcext:value-type="float">
            <text:p>18399,98276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0168" calcext:value-type="float">
            <text:p>18500,00168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7332" calcext:value-type="float">
            <text:p>18599,9733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88" calcext:value-type="float">
            <text:p>18699,98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2212" calcext:value-type="float">
            <text:p>18800,02212</text:p>
          </table:table-cell>
          <table:table-cell office:value-type="float" office:value="2901" calcext:value-type="float">
            <text:p>2901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0518" calcext:value-type="float">
            <text:p>18900,00518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326" calcext:value-type="float">
            <text:p>18999,98326</text:p>
          </table:table-cell>
          <table:table-cell office:value-type="float" office:value="2901" calcext:value-type="float">
            <text:p>2901</text:p>
          </table:table-cell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7372" calcext:value-type="float">
            <text:p>19099,9737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9752" calcext:value-type="float">
            <text:p>19199,99752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6732" calcext:value-type="float">
            <text:p>19299,9673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399.97004" calcext:value-type="float">
            <text:p>19399,97004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7164" calcext:value-type="float">
            <text:p>19499,9716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6538" calcext:value-type="float">
            <text:p>19599,9653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9268" calcext:value-type="float">
            <text:p>19699,99268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6962" calcext:value-type="float">
            <text:p>19799,9696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99" calcext:value-type="float">
            <text:p>19899,999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8332" calcext:value-type="float">
            <text:p>19999,98332</text:p>
          </table:table-cell>
          <table:table-cell office:value-type="float" office:value="2901" calcext:value-type="float">
            <text:p>2901</text:p>
          </table:table-cell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101" calcext:value-type="float">
            <text:p>20100,0101</text:p>
          </table:table-cell>
          <table:table-cell office:value-type="float" office:value="2901" calcext:value-type="float">
            <text:p>2901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8904" calcext:value-type="float">
            <text:p>20199,9890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8822" calcext:value-type="float">
            <text:p>20299,9882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828" calcext:value-type="float">
            <text:p>20400,0082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0564" calcext:value-type="float">
            <text:p>20500,0056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8838" calcext:value-type="float">
            <text:p>20599,9883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6946" calcext:value-type="float">
            <text:p>20699,9694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678" calcext:value-type="float">
            <text:p>20799,967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3774" calcext:value-type="float">
            <text:p>20900,03774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8118" calcext:value-type="float">
            <text:p>20999,9811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7412" calcext:value-type="float">
            <text:p>21099,97412</text:p>
          </table:table-cell>
          <table:table-cell office:value-type="float" office:value="2901" calcext:value-type="float">
            <text:p>2901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741" calcext:value-type="float">
            <text:p>21199,9741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87" calcext:value-type="float">
            <text:p>21299,987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6778" calcext:value-type="float">
            <text:p>21399,96778</text:p>
          </table:table-cell>
          <table:table-cell office:value-type="float" office:value="2901" calcext:value-type="float">
            <text:p>2901</text:p>
          </table:table-cell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1392" calcext:value-type="float">
            <text:p>21500,01392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0044" calcext:value-type="float">
            <text:p>21600,0004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7884" calcext:value-type="float">
            <text:p>21699,9788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" calcext:value-type="float">
            <text:p>21799,99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7782" calcext:value-type="float">
            <text:p>21899,97782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618" calcext:value-type="float">
            <text:p>22000,0061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6948" calcext:value-type="float">
            <text:p>22099,969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7776" calcext:value-type="float">
            <text:p>22199,9777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3776" calcext:value-type="float">
            <text:p>22300,03776</text:p>
          </table:table-cell>
          <table:table-cell office:value-type="float" office:value="2901" calcext:value-type="float">
            <text:p>2901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6716" calcext:value-type="float">
            <text:p>22399,96716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9772" calcext:value-type="float">
            <text:p>22499,99772</text:p>
          </table:table-cell>
          <table:table-cell office:value-type="float" office:value="2901" calcext:value-type="float">
            <text:p>2901</text:p>
          </table:table-cell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3566" calcext:value-type="float">
            <text:p>22600,03566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6628" calcext:value-type="float">
            <text:p>22699,96628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9328" calcext:value-type="float">
            <text:p>22799,99328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7136" calcext:value-type="float">
            <text:p>22899,9713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024" calcext:value-type="float">
            <text:p>23000,0002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7034" calcext:value-type="float">
            <text:p>23099,9703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0954" calcext:value-type="float">
            <text:p>23200,00954</text:p>
          </table:table-cell>
          <table:table-cell office:value-type="float" office:value="2901" calcext:value-type="float">
            <text:p>2901</text:p>
          </table:table-cell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6912" calcext:value-type="float">
            <text:p>23299,9691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7144" calcext:value-type="float">
            <text:p>23399,9714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594" calcext:value-type="float">
            <text:p>23500,00594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7476" calcext:value-type="float">
            <text:p>23599,97476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681" calcext:value-type="float">
            <text:p>23699,9681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7766" calcext:value-type="float">
            <text:p>23799,977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7584" calcext:value-type="float">
            <text:p>23899,97584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999.9995" calcext:value-type="float">
            <text:p>23999,9995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3" calcext:value-type="float">
            <text:p>24100,003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0504" calcext:value-type="float">
            <text:p>24200,00504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774" calcext:value-type="float">
            <text:p>24299,977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815" calcext:value-type="float">
            <text:p>24399,9815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6828" calcext:value-type="float">
            <text:p>24499,9682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654" calcext:value-type="float">
            <text:p>24599,965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9432" calcext:value-type="float">
            <text:p>24699,9943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799.97426" calcext:value-type="float">
            <text:p>24799,9742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8776" calcext:value-type="float">
            <text:p>24899,9877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6812" calcext:value-type="float">
            <text:p>24999,96812</text:p>
          </table:table-cell>
          <table:table-cell office:value-type="float" office:value="2901" calcext:value-type="float">
            <text:p>2901</text:p>
          </table:table-cell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121" calcext:value-type="float">
            <text:p>25100,0121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6326" calcext:value-type="float">
            <text:p>25199,96326</text:p>
          </table:table-cell>
          <table:table-cell office:value-type="float" office:value="2901" calcext:value-type="float">
            <text:p>2901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7222" calcext:value-type="float">
            <text:p>25299,97222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878" calcext:value-type="float">
            <text:p>25399,9887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7314" calcext:value-type="float">
            <text:p>25499,973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292" calcext:value-type="float">
            <text:p>25600,0292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816" calcext:value-type="float">
            <text:p>25699,9816</text:p>
          </table:table-cell>
          <table:table-cell office:value-type="float" office:value="2901" calcext:value-type="float">
            <text:p>2901</text:p>
          </table:table-cell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799.9721" calcext:value-type="float">
            <text:p>25799,9721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799" calcext:value-type="float">
            <text:p>25899,9799</text:p>
          </table:table-cell>
          <table:table-cell office:value-type="float" office:value="2901" calcext:value-type="float">
            <text:p>2901</text:p>
          </table:table-cell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4276" calcext:value-type="float">
            <text:p>26000,0427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754" calcext:value-type="float">
            <text:p>26099,9975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6766" calcext:value-type="float">
            <text:p>26199,9676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1822" calcext:value-type="float">
            <text:p>26300,0182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744" calcext:value-type="float">
            <text:p>26399,9744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745" calcext:value-type="float">
            <text:p>26499,9745</text:p>
          </table:table-cell>
          <table:table-cell office:value-type="float" office:value="2901" calcext:value-type="float">
            <text:p>2901</text:p>
          </table:table-cell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893" calcext:value-type="float">
            <text:p>26599,9893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122" calcext:value-type="float">
            <text:p>26700,012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7958" calcext:value-type="float">
            <text:p>26799,97958</text:p>
          </table:table-cell>
          <table:table-cell office:value-type="float" office:value="2901" calcext:value-type="float">
            <text:p>2901</text:p>
          </table:table-cell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0802" calcext:value-type="float">
            <text:p>26900,0080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7402" calcext:value-type="float">
            <text:p>26999,97402</text:p>
          </table:table-cell>
          <table:table-cell office:value-type="float" office:value="2901" calcext:value-type="float">
            <text:p>2901</text:p>
          </table:table-cell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4296" calcext:value-type="float">
            <text:p>27100,0429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6894" calcext:value-type="float">
            <text:p>27199,96894</text:p>
          </table:table-cell>
          <table:table-cell office:value-type="float" office:value="2901" calcext:value-type="float">
            <text:p>2901</text:p>
          </table:table-cell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98" calcext:value-type="float">
            <text:p>27299,998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6836" calcext:value-type="float">
            <text:p>27399,96836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998" calcext:value-type="float">
            <text:p>27500,00998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671" calcext:value-type="float">
            <text:p>27599,9671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694" calcext:value-type="float">
            <text:p>27699,969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799.99466" calcext:value-type="float">
            <text:p>27799,994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8148" calcext:value-type="float">
            <text:p>27899,981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9734" calcext:value-type="float">
            <text:p>27999,9973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6426" calcext:value-type="float">
            <text:p>28099,96426</text:p>
          </table:table-cell>
          <table:table-cell office:value-type="float" office:value="2901" calcext:value-type="float">
            <text:p>2901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6864" calcext:value-type="float">
            <text:p>28199,9686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9138" calcext:value-type="float">
            <text:p>28299,9913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7472" calcext:value-type="float">
            <text:p>28399,97472</text:p>
          </table:table-cell>
          <table:table-cell office:value-type="float" office:value="2901" calcext:value-type="float">
            <text:p>2901</text:p>
          </table:table-cell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9184" calcext:value-type="float">
            <text:p>28499,9918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599.99396" calcext:value-type="float">
            <text:p>28599,9939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8204" calcext:value-type="float">
            <text:p>28699,9820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7854" calcext:value-type="float">
            <text:p>28799,9785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6942" calcext:value-type="float">
            <text:p>28899,9694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7232" calcext:value-type="float">
            <text:p>28999,9723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6676" calcext:value-type="float">
            <text:p>29099,96676</text:p>
          </table:table-cell>
          <table:table-cell office:value-type="float" office:value="2901" calcext:value-type="float">
            <text:p>2901</text:p>
          </table:table-cell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711" calcext:value-type="float">
            <text:p>29199,9711</text:p>
          </table:table-cell>
          <table:table-cell office:value-type="float" office:value="2901" calcext:value-type="float">
            <text:p>2901</text:p>
          </table:table-cell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6818" calcext:value-type="float">
            <text:p>29299,96818</text:p>
          </table:table-cell>
          <table:table-cell office:value-type="float" office:value="2901" calcext:value-type="float">
            <text:p>2901</text:p>
          </table:table-cell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607" calcext:value-type="float">
            <text:p>29399,9607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9872" calcext:value-type="float">
            <text:p>29499,99872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1818" calcext:value-type="float">
            <text:p>29600,01818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0332" calcext:value-type="float">
            <text:p>29700,0033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6488" calcext:value-type="float">
            <text:p>29799,96488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8894" calcext:value-type="float">
            <text:p>29899,9889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6996" calcext:value-type="float">
            <text:p>29999,96996</text:p>
          </table:table-cell>
          <table:table-cell office:value-type="float" office:value="2901" calcext:value-type="float">
            <text:p>2901</text:p>
          </table:table-cell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7914" calcext:value-type="float">
            <text:p>30099,97914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904" calcext:value-type="float">
            <text:p>30199,990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1008" calcext:value-type="float">
            <text:p>30300,0100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9344" calcext:value-type="float">
            <text:p>30399,99344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7972" calcext:value-type="float">
            <text:p>30499,9797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6526" calcext:value-type="float">
            <text:p>30599,9652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7302" calcext:value-type="float">
            <text:p>30699,9730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9076" calcext:value-type="float">
            <text:p>30799,9907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3466" calcext:value-type="float">
            <text:p>30900,03466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2094" calcext:value-type="float">
            <text:p>31000,0209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8524" calcext:value-type="float">
            <text:p>31099,9852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6706" calcext:value-type="float">
            <text:p>31199,96706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6886" calcext:value-type="float">
            <text:p>31299,96886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399.97596" calcext:value-type="float">
            <text:p>31399,97596</text:p>
          </table:table-cell>
          <table:table-cell office:value-type="float" office:value="2901" calcext:value-type="float">
            <text:p>2901</text:p>
          </table:table-cell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9938" calcext:value-type="float">
            <text:p>31499,99938</text:p>
          </table:table-cell>
          <table:table-cell office:value-type="float" office:value="2901" calcext:value-type="float">
            <text:p>2901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6166" calcext:value-type="float">
            <text:p>31599,961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6516" calcext:value-type="float">
            <text:p>31699,9651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7278" calcext:value-type="float">
            <text:p>31799,9727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9114" calcext:value-type="float">
            <text:p>31899,991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8466" calcext:value-type="float">
            <text:p>31999,984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6816" calcext:value-type="float">
            <text:p>32099,9681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7138" calcext:value-type="float">
            <text:p>32199,97138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7984" calcext:value-type="float">
            <text:p>32299,9798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6746" calcext:value-type="float">
            <text:p>32399,96746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499.96688" calcext:value-type="float">
            <text:p>32499,96688</text:p>
          </table:table-cell>
          <table:table-cell office:value-type="float" office:value="2901" calcext:value-type="float">
            <text:p>2901</text:p>
          </table:table-cell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0406" calcext:value-type="float">
            <text:p>32600,0040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7444" calcext:value-type="float">
            <text:p>32699,97444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07" calcext:value-type="float">
            <text:p>32800,007</text:p>
          </table:table-cell>
          <table:table-cell office:value-type="float" office:value="2901" calcext:value-type="float">
            <text:p>2901</text:p>
          </table:table-cell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818" calcext:value-type="float">
            <text:p>32899,9818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2434" calcext:value-type="float">
            <text:p>33000,0243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6508" calcext:value-type="float">
            <text:p>33099,96508</text:p>
          </table:table-cell>
          <table:table-cell office:value-type="float" office:value="2901" calcext:value-type="float">
            <text:p>2901</text:p>
          </table:table-cell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696" calcext:value-type="float">
            <text:p>33199,969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9156" calcext:value-type="float">
            <text:p>33299,9915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7276" calcext:value-type="float">
            <text:p>33399,97276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973" calcext:value-type="float">
            <text:p>33499,9973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2428" calcext:value-type="float">
            <text:p>33600,0242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7476" calcext:value-type="float">
            <text:p>33699,9747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6292" calcext:value-type="float">
            <text:p>33799,9629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7408" calcext:value-type="float">
            <text:p>33899,9740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0134" calcext:value-type="float">
            <text:p>34000,00134</text:p>
          </table:table-cell>
          <table:table-cell office:value-type="float" office:value="2901" calcext:value-type="float">
            <text:p>2901</text:p>
          </table:table-cell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8108" calcext:value-type="float">
            <text:p>34099,98108</text:p>
          </table:table-cell>
          <table:table-cell office:value-type="float" office:value="2901" calcext:value-type="float">
            <text:p>2901</text:p>
          </table:table-cell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9346" calcext:value-type="float">
            <text:p>34199,9934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6532" calcext:value-type="float">
            <text:p>34299,96532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6684" calcext:value-type="float">
            <text:p>34399,9668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8392" calcext:value-type="float">
            <text:p>34499,98392</text:p>
          </table:table-cell>
          <table:table-cell office:value-type="float" office:value="2927" calcext:value-type="float">
            <text:p>2927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2136" calcext:value-type="float">
            <text:p>34600,0213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9532" calcext:value-type="float">
            <text:p>34699,99532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8442" calcext:value-type="float">
            <text:p>34799,98442</text:p>
          </table:table-cell>
          <table:table-cell office:value-type="float" office:value="2901" calcext:value-type="float">
            <text:p>2901</text:p>
          </table:table-cell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6784" calcext:value-type="float">
            <text:p>34899,96784</text:p>
          </table:table-cell>
          <table:table-cell office:value-type="float" office:value="2901" calcext:value-type="float">
            <text:p>2901</text:p>
          </table:table-cell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7056" calcext:value-type="float">
            <text:p>34999,97056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6852" calcext:value-type="float">
            <text:p>35099,9685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938" calcext:value-type="float">
            <text:p>35199,98938</text:p>
          </table:table-cell>
          <table:table-cell office:value-type="float" office:value="2901" calcext:value-type="float">
            <text:p>2901</text:p>
          </table:table-cell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246" calcext:value-type="float">
            <text:p>35299,9824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909" calcext:value-type="float">
            <text:p>35399,9909</text:p>
          </table:table-cell>
          <table:table-cell office:value-type="float" office:value="2901" calcext:value-type="float">
            <text:p>2901</text:p>
          </table:table-cell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8202" calcext:value-type="float">
            <text:p>35499,98202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6842" calcext:value-type="float">
            <text:p>35599,96842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947" calcext:value-type="float">
            <text:p>35699,9947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6874" calcext:value-type="float">
            <text:p>35799,9687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934" calcext:value-type="float">
            <text:p>35899,993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6944" calcext:value-type="float">
            <text:p>35999,9694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7354" calcext:value-type="float">
            <text:p>36099,9735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728" calcext:value-type="float">
            <text:p>36199,972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6536" calcext:value-type="float">
            <text:p>36299,9653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9008" calcext:value-type="float">
            <text:p>36399,99008</text:p>
          </table:table-cell>
          <table:table-cell office:value-type="float" office:value="2901" calcext:value-type="float">
            <text:p>2901</text:p>
          </table:table-cell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499.98612" calcext:value-type="float">
            <text:p>36499,98612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648" calcext:value-type="float">
            <text:p>36599,996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14" calcext:value-type="float">
            <text:p>36699,99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6858" calcext:value-type="float">
            <text:p>36799,9685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6484" calcext:value-type="float">
            <text:p>36899,96484</text:p>
          </table:table-cell>
          <table:table-cell office:value-type="float" office:value="2901" calcext:value-type="float">
            <text:p>2901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999.96612" calcext:value-type="float">
            <text:p>36999,9661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6958" calcext:value-type="float">
            <text:p>37099,9695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8166" calcext:value-type="float">
            <text:p>37199,981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852" calcext:value-type="float">
            <text:p>37299,98852</text:p>
          </table:table-cell>
          <table:table-cell office:value-type="float" office:value="2901" calcext:value-type="float">
            <text:p>2901</text:p>
          </table:table-cell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8878" calcext:value-type="float">
            <text:p>37399,9887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897" calcext:value-type="float">
            <text:p>37499,9897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6612" calcext:value-type="float">
            <text:p>37599,96612</text:p>
          </table:table-cell>
          <table:table-cell office:value-type="float" office:value="2901" calcext:value-type="float">
            <text:p>2901</text:p>
          </table:table-cell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7162" calcext:value-type="float">
            <text:p>37699,9716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7162" calcext:value-type="float">
            <text:p>37799,9716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7784" calcext:value-type="float">
            <text:p>37899,97784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866" calcext:value-type="float">
            <text:p>37999,986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2794" calcext:value-type="float">
            <text:p>38100,0279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7092" calcext:value-type="float">
            <text:p>38199,9709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6488" calcext:value-type="float">
            <text:p>38299,96488</text:p>
          </table:table-cell>
          <table:table-cell office:value-type="float" office:value="2901" calcext:value-type="float">
            <text:p>2901</text:p>
          </table:table-cell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6596" calcext:value-type="float">
            <text:p>38399,9659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8096" calcext:value-type="float">
            <text:p>38499,9809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7224" calcext:value-type="float">
            <text:p>38599,9722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675" calcext:value-type="float">
            <text:p>38699,9675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701" calcext:value-type="float">
            <text:p>38799,9701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538" calcext:value-type="float">
            <text:p>38899,9953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7828" calcext:value-type="float">
            <text:p>38999,9782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7486" calcext:value-type="float">
            <text:p>39099,9748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199.9935" calcext:value-type="float">
            <text:p>39199,9935</text:p>
          </table:table-cell>
          <table:table-cell office:value-type="float" office:value="2901" calcext:value-type="float">
            <text:p>2901</text:p>
          </table:table-cell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1176" calcext:value-type="float">
            <text:p>39300,0117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8138" calcext:value-type="float">
            <text:p>39399,98138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736" calcext:value-type="float">
            <text:p>39499,9736</text:p>
          </table:table-cell>
          <table:table-cell office:value-type="float" office:value="2901" calcext:value-type="float">
            <text:p>2901</text:p>
          </table:table-cell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6666" calcext:value-type="float">
            <text:p>39599,9666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7188" calcext:value-type="float">
            <text:p>39699,97188</text:p>
          </table:table-cell>
          <table:table-cell office:value-type="float" office:value="2901" calcext:value-type="float">
            <text:p>2901</text:p>
          </table:table-cell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7092" calcext:value-type="float">
            <text:p>39799,9709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9786" calcext:value-type="float">
            <text:p>39899,99786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8082" calcext:value-type="float">
            <text:p>39999,9808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9602" calcext:value-type="float">
            <text:p>40099,9960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6912" calcext:value-type="float">
            <text:p>40199,9691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7386" calcext:value-type="float">
            <text:p>40299,9738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0782" calcext:value-type="float">
            <text:p>40400,0078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683" calcext:value-type="float">
            <text:p>40499,9683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6206" calcext:value-type="float">
            <text:p>40599,96206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7874" calcext:value-type="float">
            <text:p>40699,97874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7352" calcext:value-type="float">
            <text:p>40799,97352</text:p>
          </table:table-cell>
          <table:table-cell office:value-type="float" office:value="2901" calcext:value-type="float">
            <text:p>2901</text:p>
          </table:table-cell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7158" calcext:value-type="float">
            <text:p>40899,97158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7192" calcext:value-type="float">
            <text:p>40999,97192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7256" calcext:value-type="float">
            <text:p>41099,9725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8814" calcext:value-type="float">
            <text:p>41199,988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9774" calcext:value-type="float">
            <text:p>41299,99774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7288" calcext:value-type="float">
            <text:p>41399,97288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6536" calcext:value-type="float">
            <text:p>41499,9653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681" calcext:value-type="float">
            <text:p>41599,9681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7582" calcext:value-type="float">
            <text:p>41699,9758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1216" calcext:value-type="float">
            <text:p>41800,0121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6812" calcext:value-type="float">
            <text:p>41899,9681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971" calcext:value-type="float">
            <text:p>41999,9971</text:p>
          </table:table-cell>
          <table:table-cell office:value-type="float" office:value="2901" calcext:value-type="float">
            <text:p>2901</text:p>
          </table:table-cell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7062" calcext:value-type="float">
            <text:p>42099,97062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6792" calcext:value-type="float">
            <text:p>42199,96792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7872" calcext:value-type="float">
            <text:p>42299,9787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2538" calcext:value-type="float">
            <text:p>42400,02538</text:p>
          </table:table-cell>
          <table:table-cell office:value-type="float" office:value="2901" calcext:value-type="float">
            <text:p>2901</text:p>
          </table:table-cell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99.97284" calcext:value-type="float">
            <text:p>42499,97284</text:p>
          </table:table-cell>
          <table:table-cell office:value-type="float" office:value="2901" calcext:value-type="float">
            <text:p>2901</text:p>
          </table:table-cell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6178" calcext:value-type="float">
            <text:p>42599,9617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6884" calcext:value-type="float">
            <text:p>42699,9688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2542" calcext:value-type="float">
            <text:p>42800,02542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9892" calcext:value-type="float">
            <text:p>42899,9989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6136" calcext:value-type="float">
            <text:p>42999,96136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8044" calcext:value-type="float">
            <text:p>43099,9804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7914" calcext:value-type="float">
            <text:p>43199,979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7364" calcext:value-type="float">
            <text:p>43299,9736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9244" calcext:value-type="float">
            <text:p>43399,99244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7014" calcext:value-type="float">
            <text:p>43499,970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9014" calcext:value-type="float">
            <text:p>43599,9901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6956" calcext:value-type="float">
            <text:p>43699,96956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6418" calcext:value-type="float">
            <text:p>43799,96418</text:p>
          </table:table-cell>
          <table:table-cell office:value-type="float" office:value="2901" calcext:value-type="float">
            <text:p>2901</text:p>
          </table:table-cell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9476" calcext:value-type="float">
            <text:p>43899,99476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8144" calcext:value-type="float">
            <text:p>43999,9814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3284" calcext:value-type="float">
            <text:p>44100,0328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7632" calcext:value-type="float">
            <text:p>44199,97632</text:p>
          </table:table-cell>
          <table:table-cell office:value-type="float" office:value="2901" calcext:value-type="float">
            <text:p>2901</text:p>
          </table:table-cell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1824" calcext:value-type="float">
            <text:p>44300,0182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7386" calcext:value-type="float">
            <text:p>44399,9738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7316" calcext:value-type="float">
            <text:p>44499,9731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8362" calcext:value-type="float">
            <text:p>44599,98362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7332" calcext:value-type="float">
            <text:p>44699,97332</text:p>
          </table:table-cell>
          <table:table-cell office:value-type="float" office:value="2901" calcext:value-type="float">
            <text:p>2901</text:p>
          </table:table-cell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8686" calcext:value-type="float">
            <text:p>44799,98686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648" calcext:value-type="float">
            <text:p>44899,964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7408" calcext:value-type="float">
            <text:p>44999,9740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9062" calcext:value-type="float">
            <text:p>45099,99062</text:p>
          </table:table-cell>
          <table:table-cell office:value-type="float" office:value="2901" calcext:value-type="float">
            <text:p>2901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7016" calcext:value-type="float">
            <text:p>45199,97016</text:p>
          </table:table-cell>
          <table:table-cell office:value-type="float" office:value="2901" calcext:value-type="float">
            <text:p>2901</text:p>
          </table:table-cell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7016" calcext:value-type="float">
            <text:p>45299,97016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739" calcext:value-type="float">
            <text:p>45399,9739</text:p>
          </table:table-cell>
          <table:table-cell office:value-type="float" office:value="2901" calcext:value-type="float">
            <text:p>2901</text:p>
          </table:table-cell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499.98434" calcext:value-type="float">
            <text:p>45499,9843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7104" calcext:value-type="float">
            <text:p>45599,97104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7326" calcext:value-type="float">
            <text:p>45699,97326</text:p>
          </table:table-cell>
          <table:table-cell office:value-type="float" office:value="2901" calcext:value-type="float">
            <text:p>2901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799.96818" calcext:value-type="float">
            <text:p>45799,96818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71" calcext:value-type="float">
            <text:p>45899,971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822" calcext:value-type="float">
            <text:p>45999,9822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6976" calcext:value-type="float">
            <text:p>46099,9697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1234" calcext:value-type="float">
            <text:p>46200,01234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7758" calcext:value-type="float">
            <text:p>46299,9775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7492" calcext:value-type="float">
            <text:p>46399,97492</text:p>
          </table:table-cell>
          <table:table-cell office:value-type="float" office:value="2901" calcext:value-type="float">
            <text:p>2901</text:p>
          </table:table-cell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7264" calcext:value-type="float">
            <text:p>46499,9726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6224" calcext:value-type="float">
            <text:p>46599,96224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2222" calcext:value-type="float">
            <text:p>46700,02222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6846" calcext:value-type="float">
            <text:p>46799,96846</text:p>
          </table:table-cell>
          <table:table-cell office:value-type="float" office:value="2901" calcext:value-type="float">
            <text:p>2901</text:p>
          </table:table-cell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900.00214" calcext:value-type="float">
            <text:p>46900,0021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999.96998" calcext:value-type="float">
            <text:p>46999,96998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100.03748" calcext:value-type="float">
            <text:p>47100,03748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9488" calcext:value-type="float">
            <text:p>47199,99488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7892" calcext:value-type="float">
            <text:p>47299,9789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92" calcext:value-type="float">
            <text:p>47399,992</text:p>
          </table:table-cell>
          <table:table-cell office:value-type="float" office:value="2901" calcext:value-type="float">
            <text:p>2901</text:p>
          </table:table-cell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4062" calcext:value-type="float">
            <text:p>47500,04062</text:p>
          </table:table-cell>
          <table:table-cell office:value-type="float" office:value="2901" calcext:value-type="float">
            <text:p>2901</text:p>
          </table:table-cell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8568" calcext:value-type="float">
            <text:p>47599,98568</text:p>
          </table:table-cell>
          <table:table-cell office:value-type="float" office:value="2901" calcext:value-type="float">
            <text:p>2901</text:p>
          </table:table-cell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8166" calcext:value-type="float">
            <text:p>47699,98166</text:p>
          </table:table-cell>
          <table:table-cell office:value-type="float" office:value="2901" calcext:value-type="float">
            <text:p>2901</text:p>
          </table:table-cell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9772" calcext:value-type="float">
            <text:p>47799,99772</text:p>
          </table:table-cell>
          <table:table-cell office:value-type="float" office:value="2901" calcext:value-type="float">
            <text:p>290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7206" calcext:value-type="float">
            <text:p>47899,97206</text:p>
          </table:table-cell>
          <table:table-cell office:value-type="float" office:value="2901" calcext:value-type="float">
            <text:p>2901</text:p>
          </table:table-cell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9194" calcext:value-type="float">
            <text:p>47999,9919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6842" calcext:value-type="float">
            <text:p>48099,96842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6854" calcext:value-type="float">
            <text:p>48199,96854</text:p>
          </table:table-cell>
          <table:table-cell office:value-type="float" office:value="2901" calcext:value-type="float">
            <text:p>2901</text:p>
          </table:table-cell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7756" calcext:value-type="float">
            <text:p>48299,9775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7336" calcext:value-type="float">
            <text:p>48399,9733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6616" calcext:value-type="float">
            <text:p>48499,96616</text:p>
          </table:table-cell>
          <table:table-cell office:value-type="float" office:value="2901" calcext:value-type="float">
            <text:p>2901</text:p>
          </table:table-cell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658" calcext:value-type="float">
            <text:p>48599,9658</text:p>
          </table:table-cell>
          <table:table-cell office:value-type="float" office:value="2901" calcext:value-type="float">
            <text:p>2901</text:p>
          </table:table-cell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7546" calcext:value-type="float">
            <text:p>48699,97546</text:p>
          </table:table-cell>
          <table:table-cell office:value-type="float" office:value="2901" calcext:value-type="float">
            <text:p>2901</text:p>
          </table:table-cell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8634" calcext:value-type="float">
            <text:p>48799,98634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154" calcext:value-type="float">
            <text:p>48900,00154</text:p>
          </table:table-cell>
          <table:table-cell office:value-type="float" office:value="2901" calcext:value-type="float">
            <text:p>2901</text:p>
          </table:table-cell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000.0034" calcext:value-type="float">
            <text:p>49000,0034</text:p>
          </table:table-cell>
          <table:table-cell office:value-type="float" office:value="2901" calcext:value-type="float">
            <text:p>2901</text:p>
          </table:table-cell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6626" calcext:value-type="float">
            <text:p>49099,96626</text:p>
          </table:table-cell>
          <table:table-cell office:value-type="float" office:value="2901" calcext:value-type="float">
            <text:p>2901</text:p>
          </table:table-cell>
          <table:table-cell office:value-type="float" office:value="1262" calcext:value-type="float">
            <text:p>12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7:33.889860846</dc:date>
    <meta:editing-duration>PT3M14S</meta:editing-duration>
    <meta:editing-cycles>1</meta:editing-cycles>
    <meta:document-statistic meta:table-count="1" meta:cell-count="1940" meta:object-count="0"/>
    <meta:generator>LibreOffice/5.1.6.2$Linux_X86_64 LibreOffice_project/10m0$Build-2</meta:generator>
  </office:meta>
</office:document-meta>
</file>